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3" style:family="graphic" style:parent-style-name="standard">
      <style:graphic-properties svg:stroke-color="#e6e6ff" draw:fill="solid" draw:fill-color="#7e002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33cc66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8cm" svg:height="4cm" svg:x="6.5cm" svg:y="15.5cm">
          <text:p text:style-name="P1"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id="id1" draw:layer="layout" svg:width="5.5cm" svg:height="3cm" svg:x="2.5cm" svg:y="3.5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4" draw:layer="layout" svg:width="5.5cm" svg:height="3cm" svg:x="13cm" svg:y="3.5cm">
          <text:p text:style-name="P1"><text:span text:style-name="T1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6" draw:layer="layout" svg:width="3cm" svg:height="1.5cm" svg:x="2.5cm" svg:y="11cm">
          <text:p text:style-name="P1">pip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" draw:id="id2" draw:layer="layout" svg:width="3cm" svg:height="1.5cm" svg:x="4.5cm" svg:y="8.5cm">
          <text:p text:style-name="P1">pip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1" draw:id="id7" draw:layer="layout" svg:width="3cm" svg:height="1.5cm" svg:x="15.5cm" svg:y="11cm">
          <text:p text:style-name="P1">pip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" draw:id="id5" draw:layer="layout" svg:width="3cm" svg:height="1.5cm" svg:x="13.5cm" svg:y="8.5cm">
          <text:p text:style-name="P1">pip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6" draw:text-style-name="P1" draw:layer="layout" draw:type="lines" draw:line-skew="-1cm" svg:x1="3.304cm" svg:y1="6.059cm" svg:x2="4.5cm" svg:y2="9.249cm" draw:start-shape="id1" draw:start-glue-point="7" draw:end-shape="id2" draw:end-glue-point="5" svg:d="m3304 6059v-59l696 3249h500">
          <text:p/>
        </draw:connector>
        <draw:connector draw:style-name="gr7" draw:text-style-name="P1" draw:layer="layout" draw:type="lines" svg:x1="7.5cm" svg:y1="9.249cm" svg:x2="10.5cm" svg:y2="15.5cm" draw:start-shape="id2" draw:start-glue-point="8" draw:end-shape="id3" svg:d="m7500 9249h501l2499 5751v500">
          <text:p/>
        </draw:connector>
        <draw:connector draw:style-name="gr6" draw:text-style-name="P1" draw:layer="layout" draw:type="lines" draw:line-skew="-1cm" svg:x1="17.693cm" svg:y1="6.059cm" svg:x2="16.5cm" svg:y2="9.249cm" draw:start-shape="id4" draw:start-glue-point="9" draw:end-shape="id5" draw:end-glue-point="8" svg:d="m17693 6059v-59l-692 3249h-501">
          <text:p/>
        </draw:connector>
        <draw:connector draw:style-name="gr7" draw:text-style-name="P1" draw:layer="layout" draw:type="lines" svg:x1="13.5cm" svg:y1="9.249cm" svg:x2="10.499cm" svg:y2="15.5cm" draw:start-shape="id5" draw:start-glue-point="5" draw:end-shape="id3" draw:end-glue-point="4" svg:d="m13500 9249h-500l-2501 5751v500">
          <text:p/>
        </draw:connector>
        <draw:connector draw:style-name="gr6" draw:text-style-name="P1" draw:layer="layout" draw:type="lines" svg:x1="6.5cm" svg:y1="17.499cm" svg:x2="5.5cm" svg:y2="11.749cm" draw:start-shape="id3" draw:start-glue-point="5" draw:end-shape="id6" draw:end-glue-point="8" svg:d="m6500 17499h-500l1-5750h-501">
          <text:p/>
        </draw:connector>
        <draw:connector draw:style-name="gr7" draw:text-style-name="P1" draw:layer="layout" draw:type="lines" svg:x1="2.5cm" svg:y1="11.749cm" svg:x2="2.5cm" svg:y2="4.999cm" draw:start-shape="id6" draw:start-glue-point="5" draw:end-shape="id1" draw:end-glue-point="6" svg:d="m2500 11749h-500v-6750h500">
          <text:p/>
        </draw:connector>
        <draw:connector draw:style-name="gr6" draw:text-style-name="P1" draw:layer="layout" draw:type="lines" svg:x1="14.5cm" svg:y1="17.499cm" svg:x2="15.5cm" svg:y2="11.749cm" draw:start-shape="id3" draw:start-glue-point="7" draw:end-shape="id7" draw:end-glue-point="5" svg:d="m14500 17499h501l-1-5750h500">
          <text:p/>
        </draw:connector>
        <draw:connector draw:style-name="gr7" draw:text-style-name="P1" draw:layer="layout" draw:type="lines" svg:x1="18.5cm" svg:y1="11.749cm" svg:x2="18.498cm" svg:y2="4.999cm" draw:start-shape="id7" draw:start-glue-point="8" draw:end-shape="id4" draw:end-glue-point="10" svg:d="m18500 11749h501l-2-6750h-501">
          <text:p/>
        </draw:connector>
        <draw:line draw:style-name="gr6" draw:text-style-name="P1" draw:layer="layout" svg:x1="1.5cm" svg:y1="21.118cm" svg:x2="4.5cm" svg:y2="21.118cm">
          <text:p/>
        </draw:line>
        <draw:line draw:style-name="gr7" draw:text-style-name="P1" draw:layer="layout" svg:x1="1.5cm" svg:y1="22.118cm" svg:x2="4.5cm" svg:y2="22.118cm">
          <text:p/>
        </draw:line>
        <draw:frame draw:style-name="gr8" draw:layer="layout" svg:width="7.093cm" svg:height="0.962cm" svg:x="6.307cm" svg:y="20.518cm">
          <draw:text-box>
            <text:p>Stdout: standard output</text:p>
          </draw:text-box>
        </draw:frame>
        <draw:frame draw:style-name="gr8" draw:layer="layout" svg:width="6.314cm" svg:height="0.962cm" svg:x="6.29cm" svg:y="21.538cm">
          <draw:text-box>
            <text:p>Stdin: standard in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3T13:31:31</meta:creation-date>
    <dc:date>2009-06-08T09:37:02</dc:date>
    <meta:editing-duration>PT00H25M26S</meta:editing-duration>
    <meta:editing-cycles>3</meta:editing-cycles>
    <meta:generator>OpenOffice.org/3.0$Linux OpenOffice.org_project/300m15$Build-937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